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7271in" style:rel-column-width="7120*"/>
    </style:style>
    <style:style style:name="Table1.B" style:family="table-column">
      <style:table-column-properties style:column-width="5.1854in" style:rel-column-width="50770*"/>
    </style:style>
    <style:style style:name="Table1.C" style:family="table-column">
      <style:table-column-properties style:column-width="0.7806in" style:rel-column-width="76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2" style:family="table-row">
      <style:table-row-properties style:min-row-height="0.225in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7278in" style:rel-column-width="7127*"/>
    </style:style>
    <style:style style:name="Table2.B" style:family="table-column">
      <style:table-column-properties style:column-width="5.1847in" style:rel-column-width="50763*"/>
    </style:style>
    <style:style style:name="Table2.C" style:family="table-column">
      <style:table-column-properties style:column-width="0.7806in" style:rel-column-width="76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7278in" style:rel-column-width="7127*"/>
    </style:style>
    <style:style style:name="Table3.B" style:family="table-column">
      <style:table-column-properties style:column-width="5.1847in" style:rel-column-width="50763*"/>
    </style:style>
    <style:style style:name="Table3.C" style:family="table-column">
      <style:table-column-properties style:column-width="0.7806in" style:rel-column-width="7645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32pt" fo:font-weight="bold" officeooo:rsid="0010c86f" officeooo:paragraph-rsid="001240af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bold" officeooo:rsid="0010c86f" officeooo:paragraph-rsid="001240af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20pt" fo:font-weight="bold" officeooo:rsid="0014176d" officeooo:paragraph-rsid="0014176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normal" officeooo:rsid="0014176d" officeooo:paragraph-rsid="0014176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bold" officeooo:rsid="001240af" officeooo:paragraph-rsid="001240af" style:font-size-asian="10.5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2pt" fo:font-style="italic" officeooo:rsid="001240af" officeooo:paragraph-rsid="001240af" style:font-size-asian="10.5pt" style:font-style-asian="italic" style:font-size-complex="12pt" style:font-style-complex="italic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2pt" fo:font-weight="bold" officeooo:rsid="001240af" officeooo:paragraph-rsid="001240af" style:font-size-asian="10.5pt" style:font-weight-asian="bold" style:font-size-complex="12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2pt" officeooo:rsid="001240af" officeooo:paragraph-rsid="001240af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officeooo:rsid="0010c86f" officeooo:paragraph-rsid="001240af" style:font-size-asian="10.5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2pt" officeooo:rsid="0014176d" officeooo:paragraph-rsid="0014176d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2pt" fo:font-weight="bold" officeooo:rsid="0014176d" officeooo:paragraph-rsid="0014176d" style:font-size-asian="10.5pt" style:font-weight-asian="bold" style:font-size-complex="12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fo:font-weight="normal" officeooo:rsid="0014176d" officeooo:paragraph-rsid="0014176d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176d"/>
    </style:style>
    <style:style style:name="T3" style:family="text">
      <style:text-properties officeooo:rsid="0016928e"/>
    </style:style>
    <style:style style:name="T4" style:family="text">
      <style:text-properties fo:font-weight="bold" officeooo:rsid="0016928e" style:font-weight-asian="bold" style:font-weight-complex="bold"/>
    </style:style>
    <style:style style:name="T5" style:family="text">
      <style:text-properties officeooo:rsid="0014e1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LTP/x25-32</text:p>
      <text:p text:style-name="P1">Microarchitecture</text:p>
      <text:p text:style-name="P1">Specification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3"><text:soft-page-break/>Table of Contents</text:p>
      <text:p text:style-name="P4"/>
      <text:p text:style-name="P5">Introduction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Chapter</text:p>
          </table:table-cell>
          <table:table-cell table:style-name="Table1.A1" office:value-type="string">
            <text:p text:style-name="P6">Description</text:p>
          </table:table-cell>
          <table:table-cell table:style-name="Table1.C1" office:value-type="string">
            <text:p text:style-name="P6">Pages</text:p>
          </table:table-cell>
        </table:table-row>
        <table:table-row table:style-name="Table1.2">
          <table:table-cell table:style-name="Table1.A2" office:value-type="string">
            <text:p text:style-name="P7">0.</text:p>
          </table:table-cell>
          <table:table-cell table:style-name="Table1.A2" office:value-type="string">
            <text:p text:style-name="P7">Preamble</text:p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0.1</text:p>
          </table:table-cell>
          <table:table-cell table:style-name="Table1.A2" office:value-type="string">
            <text:p text:style-name="P10">Technical Terminology, Abbreviations</text:p>
          </table:table-cell>
          <table:table-cell table:style-name="Table1.C2" office:value-type="string">
            <text:p text:style-name="P8"/>
          </table:table-cell>
        </table:table-row>
      </table:table>
      <text:p text:style-name="P10"/>
      <text:p text:style-name="P5">Main Part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">Chapter</text:p>
          </table:table-cell>
          <table:table-cell table:style-name="Table2.A1" office:value-type="string">
            <text:p text:style-name="P6">Description</text:p>
          </table:table-cell>
          <table:table-cell table:style-name="Table2.C1" office:value-type="string">
            <text:p text:style-name="P6">Pages</text:p>
          </table:table-cell>
        </table:table-row>
        <table:table-row>
          <table:table-cell table:style-name="Table2.A2" office:value-type="string">
            <text:p text:style-name="P7">1.</text:p>
          </table:table-cell>
          <table:table-cell table:style-name="Table2.A2" office:value-type="string">
            <text:p text:style-name="P9"><text:span text:style-name="T1">Abstract</text:span> <text:span text:style-name="T1">Design</text:span></text:p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9">1.1</text:p>
          </table:table-cell>
          <table:table-cell table:style-name="Table2.A2" office:value-type="string">
            <text:p text:style-name="P9"><text:span text:style-name="T2">Common</text:span> CPU Specifications</text:p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7">2.</text:p>
          </table:table-cell>
          <table:table-cell table:style-name="Table2.A2" office:value-type="string">
            <text:p text:style-name="P7">Hardware</text:p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9">2.1</text:p>
          </table:table-cell>
          <table:table-cell table:style-name="Table2.A2" office:value-type="string">
            <text:p text:style-name="P10">Notes, Limitations and Design Decisions regarding Emulation</text:p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9">2.2</text:p>
          </table:table-cell>
          <table:table-cell table:style-name="Table2.A2" office:value-type="string">
            <text:p text:style-name="P9">General Processor Layout</text:p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9">2.3</text:p>
          </table:table-cell>
          <table:table-cell table:style-name="Table2.A2" office:value-type="string">
            <text:p text:style-name="P9">Busses</text:p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9">2.4</text:p>
          </table:table-cell>
          <table:table-cell table:style-name="Table2.A2" office:value-type="string">
            <text:p text:style-name="P9">Registers</text:p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1">2.5</text:p>
          </table:table-cell>
          <table:table-cell table:style-name="Table2.A2" office:value-type="string">
            <text:p text:style-name="P11">Processing Internals</text:p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9">2.5.<text:span text:style-name="T2">1</text:span></text:p>
          </table:table-cell>
          <table:table-cell table:style-name="Table2.A2" office:value-type="string">
            <text:p text:style-name="P9">Control Unit</text:p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9">2.<text:span text:style-name="T2">5.2</text:span></text:p>
          </table:table-cell>
          <table:table-cell table:style-name="Table2.A2" office:value-type="string">
            <text:p text:style-name="P11">Arithmetic Logic Unit</text:p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1">2.5.3</text:p>
          </table:table-cell>
          <table:table-cell table:style-name="Table2.A2" office:value-type="string">
            <text:p text:style-name="P11">Memory Management Unit</text:p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2">3.</text:p>
          </table:table-cell>
          <table:table-cell table:style-name="Table2.A2" office:value-type="string">
            <text:p text:style-name="P12">Instructions</text:p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1">3.1</text:p>
          </table:table-cell>
          <table:table-cell table:style-name="Table2.A2" office:value-type="string">
            <text:p text:style-name="P11">CPU Internal Registers</text:p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1">3.2</text:p>
          </table:table-cell>
          <table:table-cell table:style-name="Table2.A2" office:value-type="string">
            <text:p text:style-name="P11">Internal &amp; External Interfaces</text:p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1">3.3</text:p>
          </table:table-cell>
          <table:table-cell table:style-name="Table2.A2" office:value-type="string">
            <text:p text:style-name="P11">Instruction Set Architecture (ISA)</text:p>
          </table:table-cell>
          <table:table-cell table:style-name="Table2.C2" office:value-type="string">
            <text:p text:style-name="P8"/>
          </table:table-cell>
        </table:table-row>
      </table:table>
      <text:p text:style-name="P10"/>
      <text:p text:style-name="P5">Ending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">Chapter</text:p>
          </table:table-cell>
          <table:table-cell table:style-name="Table3.A1" office:value-type="string">
            <text:p text:style-name="P6">Description</text:p>
          </table:table-cell>
          <table:table-cell table:style-name="Table3.C1" office:value-type="string">
            <text:p text:style-name="P6">Pages</text:p>
          </table:table-cell>
        </table:table-row>
        <table:table-row>
          <table:table-cell table:style-name="Table3.A2" office:value-type="string">
            <text:p text:style-name="P7">5.</text:p>
          </table:table-cell>
          <table:table-cell table:style-name="Table3.A2" office:value-type="string">
            <text:p text:style-name="P7">End</text:p>
          </table:table-cell>
          <table:table-cell table:style-name="Table3.C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3">5.1</text:p>
          </table:table-cell>
          <table:table-cell table:style-name="Table3.A2" office:value-type="string">
            <text:p text:style-name="P13">Disclaimer</text:p>
          </table:table-cell>
          <table:table-cell table:style-name="Table3.C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9">5.<text:span text:style-name="T2">2</text:span></text:p>
          </table:table-cell>
          <table:table-cell table:style-name="Table3.A2" office:value-type="string">
            <text:p text:style-name="P9">Final Thoughts, Conclusion</text:p>
          </table:table-cell>
          <table:table-cell table:style-name="Table3.C2" office:value-type="string">
            <text:p text:style-name="P8"/>
          </table:table-cell>
        </table:table-row>
      </table:table>
      <text:p text:style-name="P10"/>
      <text:p text:style-name="P4">Disclaimer: <text:span text:style-name="T3">This project and all related content are </text:span><text:span text:style-name="T4">n</text:span><text:span text:style-name="T1">ot</text:span> intended for any real world application. <text:span text:style-name="T3">They are m</text:span>erely a private <text:span text:style-name="T3">way of learning CPU design,</text:span> aimed at providing <text:span text:style-name="T5">educational</text:span> use of computer architecture theory. Although trying to imitate real world implementations, some areas may significantly deviate from standard use/understanding; <text:span text:style-name="T3">This usually comes down to e</text:span>ither intentional design decisions or incompetence (by the author of this document) to fully comprehend architecture desig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9T22:09:30.683127454</meta:creation-date>
    <dc:date>2025-04-29T17:44:43.795674334</dc:date>
    <meta:editing-duration>PT10M37S</meta:editing-duration>
    <meta:editing-cycles>3</meta:editing-cycles>
    <meta:generator>LibreOffice/25.2.2.2$Linux_X86_64 LibreOffice_project/7370d4be9e3cf6031a51beef54ff3bda878e3fac</meta:generator>
    <meta:document-statistic meta:table-count="3" meta:image-count="0" meta:object-count="0" meta:page-count="2" meta:paragraph-count="57" meta:word-count="159" meta:character-count="1115" meta:non-whitespace-character-count="1013"/>
  </office:meta>
</office:document-meta>
</file>